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621cc06010" style:family="table" style:master-page-name="ta-mp-0x7f621cc06010">
      <style:table-properties table:display="true" style:writing-mode="lr-tb"/>
    </style:style>
    <style:style style:name="ta-0x7f621cc06200" style:family="table" style:master-page-name="ta-mp-0x7f621cc06200">
      <style:table-properties table:display="true" style:writing-mode="lr-tb"/>
    </style:style>
    <style:style style:name="ta-0x7f621cc063f0" style:family="table" style:master-page-name="ta-mp-0x7f621cc063f0">
      <style:table-properties table:display="true" style:writing-mode="lr-tb"/>
    </style:style>
    <style:style style:name="ta-0x7f621cc065e0" style:family="table" style:master-page-name="ta-mp-0x7f621cc065e0">
      <style:table-properties table:display="true" style:writing-mode="lr-tb"/>
    </style:style>
    <style:style style:name="ta-0x7f621cc067d0" style:family="table" style:master-page-name="ta-mp-0x7f621cc067d0">
      <style:table-properties table:display="true" style:writing-mode="lr-tb"/>
    </style:style>
    <style:style style:name="ta-0x7f621cc069c0" style:family="table" style:master-page-name="ta-mp-0x7f621cc069c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621cc1abc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621cc1ace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621cc1c78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621cc1c8a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621cc1c9d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621cc1c0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621cc1c1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621cc1a8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21cc1c2e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621cc1d68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621cc1d1e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21cc1c6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621cc1a9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21cc1d7b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21cc1b75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21cc1c5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621cc1be4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621cc1bd1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21cc1bb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621cc1bf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21cc1bac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21cc1b50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21cc1b3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621cc1b62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621cc1c40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21cc1cc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621cc1ae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21cc1cd4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21cc1af3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21cc1ca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621cc1d0c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621cc1b87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21cc1cf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621cc1ce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21cc1d31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21cc1d56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21cc1aa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621cc1b06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621cc1b18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21cc1b9a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621cc1d4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21cc1b2b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21cc1d8d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21cc1da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OL-1" style:family="table-column">
      <style:table-column-properties style:column-width="137.25pt" style:use-optimal-column-width="true"/>
    </style:style>
    <style:style style:name="ACOL-2" style:family="table-column"/>
    <style:style style:name="ACOL-3" style:family="table-column">
      <style:table-column-properties style:column-width="115.50pt" style:use-optimal-column-width="false"/>
    </style:style>
    <style:style style:name="ACOL-4" style:family="table-column">
      <style:table-column-properties style:column-width="114.75pt" style:use-optimal-column-width="false"/>
    </style:style>
    <style:style style:name="ACOL-5" style:family="table-column">
      <style:table-column-properties style:column-width="110.24pt" style:use-optimal-column-width="true"/>
    </style:style>
    <style:style style:name="ACOL-6" style:family="table-column">
      <style:table-column-properties style:column-width="64.26pt" style:use-optimal-column-width="true"/>
    </style:style>
    <style:style style:name="ACOL-7" style:family="table-column">
      <style:table-column-properties style:column-width="361.16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12.84pt" style:use-optimal-row-height="true"/>
    </style:style>
    <style:style style:name="AROW-5" style:family="table-row">
      <style:table-row-properties style:row-height="14.9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621cc08e10" table:allow-empty-cell="true" table:display-list="unsorted" table:base-cell-address="$'TestCase'.A3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621cc07e00" table:allow-empty-cell="true" table:display-list="unsorted" table:base-cell-address="$'TestCase'.A5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621cc09000" table:allow-empty-cell="true" table:display-list="unsorted" table:base-cell-address="$'TestCase'.A7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621cc05f00" table:allow-empty-cell="true" table:display-list="unsorted" table:base-cell-address="$'TestCase'.A9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621cc09200" table:allow-empty-cell="true" table:display-list="unsorted" table:base-cell-address="$'TestCase'.A11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621cc08000" table:allow-empty-cell="true" table:display-list="unsorted" table:base-cell-address="$'TestCase'.A13" table:condition="of:cell-content-is-in-list({&quot;loginAPI&quot;;&quot;AddCartAPI&quot;;&quot;GetCartAPI&quot;;&quot;closeAPI&quot;})">
          <table:error-message table:display="true" table:message-type="warning"/>
        </table:content-validation>
      </table:content-validations>
      <table:table table:name="TestCase" table:style-name="ta-0x7f621cc0601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621cc1abc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621cc1ace8" table:content-validation-name="VAL-0x7f621cc08e1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621cc1c780" table:content-validation-name="VAL-0x7f621cc07e00" office:value-type="string">
            <text:p>appLogin</text:p>
          </table:table-cell>
          <table:table-cell table:number-columns-repeated="127" table:style-name="Gnumeric-default"/>
        </table:table-row>
        <table:table-row table:style-name="AROW-2">
          <table:table-cell table:style-name="ACE-0x7f621cc1c8a8" table:content-validation-name="VAL-0x7f621cc09000" office:value-type="string">
            <text:p>verifyProductDetailPage</text:p>
          </table:table-cell>
          <table:table-cell table:number-columns-repeated="127" table:style-name="Gnumeric-default"/>
        </table:table-row>
        <table:table-row table:style-name="AROW-2">
          <table:table-cell table:style-name="ACE-0x7f621cc1c9d0" table:content-validation-name="VAL-0x7f621cc05f00" office:value-type="string">
            <text:p>closeApp</text:p>
          </table:table-cell>
          <table:table-cell table:number-columns-repeated="127" table:style-name="Gnumeric-default"/>
        </table:table-row>
        <table:table-row table:style-name="AROW-0">
          <table:table-cell table:style-name="ACE-0x7f621cc1c090" table:content-validation-name="VAL-0x7f621cc09200"/>
          <table:table-cell table:number-columns-repeated="127" table:style-name="Gnumeric-default"/>
        </table:table-row>
        <table:table-row table:style-name="AROW-0">
          <table:table-cell table:style-name="ACE-0x7f621cc1c1b8" table:content-validation-name="VAL-0x7f621cc08000"/>
          <table:table-cell table:number-columns-repeated="127" table:style-name="Gnumeric-default"/>
        </table:table-row>
        <table:table-row table:style-name="AROW-2">
          <table:table-cell table:number-columns-repeated="128"/>
        </table:table-row>
        <table:table-row table:style-name="AROW-4">
          <table:table-cell table:style-name="ACE-0x7f621cc1c2e0"/>
          <table:table-cell table:number-columns-repeated="127" table:style-name="Gnumeric-default"/>
        </table:table-row>
        <table:table-row table:style-name="AROW-0" table:number-rows-repeated="119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1_TestData" table:style-name="ta-0x7f621cc06200" table:print="false">
        <office:forms form:automatic-focus="false" form:apply-design-mode="false">
          <form:form/>
        </office:forms>
        <table:table-column table:default-cell-style-name="ACE-0x7f621cc1a970" table:style-name="ACOL-3"/>
        <table:table-column table:default-cell-style-name="ACE-0x7f621cc1a970" table:style-name="ACOL-4"/>
        <table:table-column table:default-cell-style-name="ACE-0x7f621cc1a970" table:style-name="ACOL-5"/>
        <table:table-column table:default-cell-style-name="ACE-0x7f621cc1a970" table:style-name="ACOL-6"/>
        <table:table-column table:default-cell-style-name="ACE-0x7f621cc1a970" table:style-name="ACOL-7"/>
        <table:table-column table:default-cell-style-name="ACE-0x7f621cc1a970" table:style-name="ACOL-0" table:number-columns-repeated="123"/>
        <table:table-row table:style-name="AROW-2">
          <table:table-cell table:style-name="ACE-0x7f621cc1d688" office:value-type="string">
            <text:p>Product_InitialQty</text:p>
          </table:table-cell>
          <table:table-cell table:style-name="ACE-0x7f621cc1d7b0" office:value-type="string">
            <text:p>Product_UpdateQty</text:p>
          </table:table-cell>
          <table:table-cell table:style-name="ACE-0x7f621cc1c530"/>
          <table:table-cell table:number-columns-repeated="125" table:style-name="ACE-0x7f621cc1a970"/>
        </table:table-row>
        <table:table-row table:style-name="AROW-5">
          <table:table-cell table:style-name="ACE-0x7f621cc1d1e8" office:value-type="float" office:value="0">
            <text:p>0</text:p>
          </table:table-cell>
          <table:table-cell table:style-name="ACE-0x7f621cc1b750" office:value-type="float" office:value="3">
            <text:p>3</text:p>
          </table:table-cell>
          <table:table-cell table:style-name="ACE-0x7f621cc1c530"/>
          <table:table-cell table:number-columns-repeated="125" table:style-name="ACE-0x7f621cc1a970"/>
        </table:table-row>
        <table:table-row table:style-name="AROW-2">
          <table:table-cell table:style-name="ACE-0x7f621cc1c658"/>
          <table:table-cell table:number-columns-repeated="127" table:style-name="ACE-0x7f621cc1a970"/>
        </table:table-row>
        <table:table-row table:style-name="AROW-0" table:number-rows-repeated="125">
          <table:table-cell table:number-columns-repeated="128"/>
        </table:table-row>
        <table:named-expressions>
          <table:named-expression table:name="Print_Area" table:expression="of:=#REF!" table:base-cell-address="$'MQA1_TestData'.$A$1"/>
          <table:named-expression table:name="Sheet_Title" table:expression="of:=&quot;MQA1_TestData&quot;" table:base-cell-address="$'MQA1_TestData'.$A$1"/>
        </table:named-expressions>
        <gnm:selections gnm:cursor-col="0" gnm:cursor-row="0">
          <gnm:selection gnm:start-col="0" gnm:start-row="0" gnm:end-col="1" gnm:end-row="0"/>
        </gnm:selections>
      </table:table>
      <table:table table:name="MQA2_TestData" table:style-name="ta-0x7f621cc063f0" table:print="false">
        <office:forms form:automatic-focus="false" form:apply-design-mode="false">
          <form:form/>
        </office:forms>
        <table:table-column table:default-cell-style-name="ACE-0x7f621cc1bf68" table:style-name="ACOL-3"/>
        <table:table-column table:default-cell-style-name="ACE-0x7f621cc1bf68" table:style-name="ACOL-4"/>
        <table:table-column table:default-cell-style-name="ACE-0x7f621cc1bf68" table:style-name="ACOL-5"/>
        <table:table-column table:default-cell-style-name="ACE-0x7f621cc1bf68" table:style-name="ACOL-6"/>
        <table:table-column table:default-cell-style-name="ACE-0x7f621cc1bf68" table:style-name="ACOL-7"/>
        <table:table-column table:default-cell-style-name="ACE-0x7f621cc1bf68" table:style-name="ACOL-0" table:number-columns-repeated="123"/>
        <table:table-row table:style-name="AROW-2">
          <table:table-cell table:style-name="ACE-0x7f621cc1be40" office:value-type="string">
            <text:p>Product_InitialQty</text:p>
          </table:table-cell>
          <table:table-cell table:style-name="ACE-0x7f621cc1bac8" office:value-type="string">
            <text:p>Product_UpdateQty</text:p>
          </table:table-cell>
          <table:table-cell table:style-name="ACE-0x7f621cc1b3d8"/>
          <table:table-cell table:number-columns-repeated="125" table:style-name="ACE-0x7f621cc1bf68"/>
        </table:table-row>
        <table:table-row table:style-name="AROW-5">
          <table:table-cell table:style-name="ACE-0x7f621cc1bd18" office:value-type="float" office:value="0">
            <text:p>0</text:p>
          </table:table-cell>
          <table:table-cell table:style-name="ACE-0x7f621cc1b500" office:value-type="float" office:value="3">
            <text:p>3</text:p>
          </table:table-cell>
          <table:table-cell table:style-name="ACE-0x7f621cc1b3d8"/>
          <table:table-cell table:number-columns-repeated="125" table:style-name="ACE-0x7f621cc1bf68"/>
        </table:table-row>
        <table:table-row table:style-name="AROW-2">
          <table:table-cell table:style-name="ACE-0x7f621cc1bbf0"/>
          <table:table-cell table:number-columns-repeated="127" table:style-name="ACE-0x7f621cc1bf68"/>
        </table:table-row>
        <table:table-row table:style-name="AROW-0" table:number-rows-repeated="125">
          <table:table-cell table:number-columns-repeated="128"/>
        </table:table-row>
        <table:named-expressions>
          <table:named-expression table:name="Print_Area" table:expression="of:=#REF!" table:base-cell-address="$'MQA2_TestData'.$A$1"/>
          <table:named-expression table:name="Sheet_Title" table:expression="of:=&quot;MQA2_TestData&quot;" table:base-cell-address="$'M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3_TestData" table:style-name="ta-0x7f621cc065e0" table:print="false">
        <office:forms form:automatic-focus="false" form:apply-design-mode="false">
          <form:form/>
        </office:forms>
        <table:table-column table:default-cell-style-name="ACE-0x7f621cc1ae10" table:style-name="ACOL-3"/>
        <table:table-column table:default-cell-style-name="ACE-0x7f621cc1ae10" table:style-name="ACOL-4"/>
        <table:table-column table:default-cell-style-name="ACE-0x7f621cc1ae10" table:style-name="ACOL-5"/>
        <table:table-column table:default-cell-style-name="ACE-0x7f621cc1ae10" table:style-name="ACOL-6"/>
        <table:table-column table:default-cell-style-name="ACE-0x7f621cc1ae10" table:style-name="ACOL-7"/>
        <table:table-column table:default-cell-style-name="ACE-0x7f621cc1ae10" table:style-name="ACOL-0" table:number-columns-repeated="123"/>
        <table:table-row table:style-name="AROW-2">
          <table:table-cell table:style-name="ACE-0x7f621cc1b628" office:value-type="string">
            <text:p>Product_InitialQty</text:p>
          </table:table-cell>
          <table:table-cell table:style-name="ACE-0x7f621cc1cd48" office:value-type="string">
            <text:p>Product_UpdateQty</text:p>
          </table:table-cell>
          <table:table-cell table:style-name="ACE-0x7f621cc1caf8"/>
          <table:table-cell table:number-columns-repeated="125" table:style-name="ACE-0x7f621cc1ae10"/>
        </table:table-row>
        <table:table-row table:style-name="AROW-5">
          <table:table-cell table:style-name="ACE-0x7f621cc1c408" office:value-type="float" office:value="0">
            <text:p>0</text:p>
          </table:table-cell>
          <table:table-cell table:style-name="ACE-0x7f621cc1af38" office:value-type="float" office:value="3">
            <text:p>3</text:p>
          </table:table-cell>
          <table:table-cell table:style-name="ACE-0x7f621cc1caf8"/>
          <table:table-cell table:number-columns-repeated="125" table:style-name="ACE-0x7f621cc1ae10"/>
        </table:table-row>
        <table:table-row table:style-name="AROW-2">
          <table:table-cell table:style-name="ACE-0x7f621cc1cc20"/>
          <table:table-cell table:number-columns-repeated="127" table:style-name="ACE-0x7f621cc1ae10"/>
        </table:table-row>
        <table:table-row table:style-name="AROW-0" table:number-rows-repeated="125">
          <table:table-cell table:number-columns-repeated="128"/>
        </table:table-row>
        <table:named-expressions>
          <table:named-expression table:name="Print_Area" table:expression="of:=#REF!" table:base-cell-address="$'MQA3_TestData'.$A$1"/>
          <table:named-expression table:name="Sheet_Title" table:expression="of:=&quot;MQA3_TestData&quot;" table:base-cell-address="$'M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4_TestData" table:style-name="ta-0x7f621cc067d0" table:print="false">
        <office:forms form:automatic-focus="false" form:apply-design-mode="false">
          <form:form/>
        </office:forms>
        <table:table-column table:default-cell-style-name="ACE-0x7f621cc1ce70" table:style-name="ACOL-3"/>
        <table:table-column table:default-cell-style-name="ACE-0x7f621cc1ce70" table:style-name="ACOL-4"/>
        <table:table-column table:default-cell-style-name="ACE-0x7f621cc1ce70" table:style-name="ACOL-5"/>
        <table:table-column table:default-cell-style-name="ACE-0x7f621cc1ce70" table:style-name="ACOL-6"/>
        <table:table-column table:default-cell-style-name="ACE-0x7f621cc1ce70" table:style-name="ACOL-7"/>
        <table:table-column table:default-cell-style-name="ACE-0x7f621cc1ce70" table:style-name="ACOL-0" table:number-columns-repeated="123"/>
        <table:table-row table:style-name="AROW-2">
          <table:table-cell table:style-name="ACE-0x7f621cc1d0c0" office:value-type="string">
            <text:p>Product_InitialQty</text:p>
          </table:table-cell>
          <table:table-cell table:style-name="ACE-0x7f621cc1d310" office:value-type="string">
            <text:p>Product_UpdateQty</text:p>
          </table:table-cell>
          <table:table-cell table:style-name="ACE-0x7f621cc1aa98"/>
          <table:table-cell table:number-columns-repeated="125" table:style-name="ACE-0x7f621cc1ce70"/>
        </table:table-row>
        <table:table-row table:style-name="AROW-5">
          <table:table-cell table:style-name="ACE-0x7f621cc1b878" office:value-type="float" office:value="0">
            <text:p>0</text:p>
          </table:table-cell>
          <table:table-cell table:style-name="ACE-0x7f621cc1d560" office:value-type="float" office:value="3">
            <text:p>3</text:p>
          </table:table-cell>
          <table:table-cell table:style-name="ACE-0x7f621cc1aa98"/>
          <table:table-cell table:number-columns-repeated="125" table:style-name="ACE-0x7f621cc1ce70"/>
        </table:table-row>
        <table:table-row table:style-name="AROW-2">
          <table:table-cell table:style-name="ACE-0x7f621cc1cf98"/>
          <table:table-cell table:number-columns-repeated="127" table:style-name="ACE-0x7f621cc1ce70"/>
        </table:table-row>
        <table:table-row table:style-name="AROW-0" table:number-rows-repeated="125">
          <table:table-cell table:number-columns-repeated="128"/>
        </table:table-row>
        <table:named-expressions>
          <table:named-expression table:name="Print_Area" table:expression="of:=#REF!" table:base-cell-address="$'MQA4_TestData'.$A$1"/>
          <table:named-expression table:name="Sheet_Title" table:expression="of:=&quot;MQA4_TestData&quot;" table:base-cell-address="$'M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5_TestData" table:style-name="ta-0x7f621cc069c0" table:print="false">
        <office:forms form:automatic-focus="false" form:apply-design-mode="false">
          <form:form/>
        </office:forms>
        <table:table-column table:default-cell-style-name="ACE-0x7f621cc1d438" table:style-name="ACOL-3"/>
        <table:table-column table:default-cell-style-name="ACE-0x7f621cc1d438" table:style-name="ACOL-4"/>
        <table:table-column table:default-cell-style-name="ACE-0x7f621cc1d438" table:style-name="ACOL-5"/>
        <table:table-column table:default-cell-style-name="ACE-0x7f621cc1d438" table:style-name="ACOL-6"/>
        <table:table-column table:default-cell-style-name="ACE-0x7f621cc1d438" table:style-name="ACOL-7"/>
        <table:table-column table:default-cell-style-name="ACE-0x7f621cc1d438" table:style-name="ACOL-0" table:number-columns-repeated="123"/>
        <table:table-row table:style-name="AROW-2">
          <table:table-cell table:style-name="ACE-0x7f621cc1b060" office:value-type="string">
            <text:p>Product_InitialQty</text:p>
          </table:table-cell>
          <table:table-cell table:style-name="ACE-0x7f621cc1b2b0" office:value-type="string">
            <text:p>Product_UpdateQty</text:p>
          </table:table-cell>
          <table:table-cell table:style-name="ACE-0x7f621cc1da00"/>
          <table:table-cell table:number-columns-repeated="125" table:style-name="ACE-0x7f621cc1d438"/>
        </table:table-row>
        <table:table-row table:style-name="AROW-5">
          <table:table-cell table:style-name="ACE-0x7f621cc1b188" office:value-type="float" office:value="0">
            <text:p>0</text:p>
          </table:table-cell>
          <table:table-cell table:style-name="ACE-0x7f621cc1d8d8" office:value-type="float" office:value="3">
            <text:p>3</text:p>
          </table:table-cell>
          <table:table-cell table:style-name="ACE-0x7f621cc1da00"/>
          <table:table-cell table:number-columns-repeated="125" table:style-name="ACE-0x7f621cc1d438"/>
        </table:table-row>
        <table:table-row table:style-name="AROW-2">
          <table:table-cell table:style-name="ACE-0x7f621cc1b9a0"/>
          <table:table-cell table:number-columns-repeated="127" table:style-name="ACE-0x7f621cc1d438"/>
        </table:table-row>
        <table:table-row table:style-name="AROW-0" table:number-rows-repeated="125">
          <table:table-cell table:number-columns-repeated="128"/>
        </table:table-row>
        <table:named-expressions>
          <table:named-expression table:name="Print_Area" table:expression="of:=#REF!" table:base-cell-address="$'MQA5_TestData'.$A$1"/>
          <table:named-expression table:name="Sheet_Title" table:expression="of:=&quot;MQA5_TestData&quot;" table:base-cell-address="$'M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621cbcfb8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621cbdad8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621d37e86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621d3b27d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621d40ce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621d4208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621cc06010" style:display-name="TestCase" style:page-layout-name="pl-0x7f621cbcfb8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621cc06200" style:display-name="MQA1_TestData" style:page-layout-name="pl-0x7f621cbdad8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621cc063f0" style:display-name="MQA2_TestData" style:page-layout-name="pl-0x7f621d37e8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621cc065e0" style:display-name="MQA3_TestData" style:page-layout-name="pl-0x7f621d3b27d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621cc067d0" style:display-name="MQA4_TestData" style:page-layout-name="pl-0x7f621d40ce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621cc069c0" style:display-name="MQA5_TestData" style:page-layout-name="pl-0x7f621d4208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3T11:34:00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